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a6a5d60e-3f1e-4263-8b99-5de4616291ea">
              <text:p text:style-name="P8">
    <text:span text:style-name="T9">Liste!! – </text:span>
    <text:span text:style-name="T13">Lista</text:span>
    <text:span text:style-name="T9">:</text:span>
    <text:span text:style-name="T11"> </text:span>
    <text:span text:style-name="T14">Juli 2021</text:span>
    <text:span text:style-name="T5"> -</text:span>
    <text:span text:style-name="T4"> </text:span>
    <text:span text:style-name="T6">Juli 2021</text:span>
  </text:p>
              <text:p text:style-name="P3">Kant<text:line-break/>Logistik und Experte<text:line-break/>Leitung von Workshops</text:p>
              <text:p text:style-name="P3"/>
            </text:section>
            <text:section text:style-name="Sect1" text:name="eed76bff-3ed5-4e77-921f-3533926fbc49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b9aaa6a8-3df3-4a9d-82b4-3cc5b40b1012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967088a-b028-485b-b561-268f2a8901bb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43e63e4b-8b89-4462-8255-4b8264c8f2ba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707fe23-8db7-420b-ad8e-eb6b8b5a8252">
              <text:p text:style-name="P6"><text:span text:style-name="T17">Sprachen: </text:span>Deutsch, Französisch, Englisch, Russisch</text:p>
            </text:section>
            <text:section text:style-name="Sect2" text:name="bfce7999-489e-4538-b1b2-52bbfff82e5b">
              <text:p text:style-name="P6"><text:span text:style-name="T17">EDV: </text:span>Word, Excel, Photoshop, Linux, Outlook</text:p>
            </text:section>
            <text:section text:style-name="Sect2" text:name="b73d245f-51ba-40fd-b83c-174a3447e18f">
              <text:p text:style-name="P6"><text:span text:style-name="T17">Erziehungswissen: </text:span>Sozilaisationund <text:line-break/> kantianir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